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Pictures/2000002A000002EC0000012D12B7AE4B.svm" manifest:media-type=""/>
  <manifest:file-entry manifest:full-path="Pictures/2000006A0000065A0000029234A1BE8C.svm" manifest:media-type=""/>
  <manifest:file-entry manifest:full-path="Pictures/200000DA00000B94000004B74AECC4A5.svm" manifest:media-type=""/>
  <manifest:file-entry manifest:full-path="Pictures/200000B200000BAF000002CDEAD4D21F.svm" manifest:media-type=""/>
  <manifest:file-entry manifest:full-path="Pictures/20000072000007BB00000179F78E1EE2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TexMathsArgs="11§display§\splitratio_{2(\link-1)}\left(\god_{\jup{2\link}}\right)_{2\left(\link - 1\right)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4§display§\left(\god_{\jup{2\link}}\right)_{2\link - 1} 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withoutfill">
      <style:graphic-properties svg:stroke-width="0.051cm" draw:marker-start="Arrow" draw:marker-start-width="0.352cm" draw:marker-end="" draw:marker-end-width="0.352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draw:marker-start-width="0.352cm" draw:marker-end-width="0.352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draw:marker-start="Arrow" draw:marker-start-width="0.352cm" draw:marker-end="Arrow" draw:marker-end-width="0.352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TexMathsArgs="14§display§d_{2\link-1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102cm" svg:stroke-color="#800000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9" style:family="graphic" style:parent-style-name="objectwithoutfill">
      <style:graphic-properties draw:stroke="dash" draw:stroke-dash="Dashed_20__28_var_29_" svg:stroke-width="0.102cm" draw:marker-start-width="0.352cm" draw:marker-end-width="0.352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TexMathsArgs="14§display§\splitratio_{2(\link-1)}\delta_{2(\link-1)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1§display§\frac{&#10;\left(\god_{\jup{2\link}}\right)_{2\link-1}-d_{2\link-1}&#10;}&#10;{\splitratio_{2(\link-1)}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.162cm" svg:height="0.788cm" svg:x="-0.003cm" svg:y="0.085cm">
          <draw:image xlink:href="Pictures/200000B200000BAF000002CDEAD4D21F.svm" xlink:type="simple" xlink:show="embed" xlink:actuate="onLoad">
            <text:p/>
          </draw:image>
        </draw:frame>
        <draw:frame draw:style-name="gr2" draw:text-style-name="P1" draw:layer="layout" svg:width="2.152cm" svg:height="0.869cm" svg:x="7.731cm" svg:y="7.35cm">
          <draw:image xlink:href="Pictures/2000006A0000065A0000029234A1BE8C.svm" xlink:type="simple" xlink:show="embed" xlink:actuate="onLoad">
            <text:p/>
          </draw:image>
        </draw:frame>
        <draw:line draw:style-name="gr3" draw:text-style-name="P1" draw:layer="layout" svg:x1="3.321cm" svg:y1="0.479cm" svg:x2="3.321cm" svg:y2="7.21cm">
          <text:p/>
        </draw:line>
        <draw:line draw:style-name="gr3" draw:text-style-name="P1" draw:layer="layout" svg:x1="9.166cm" svg:y1="7.21cm" svg:x2="3.321cm" svg:y2="7.21cm">
          <text:p/>
        </draw:line>
        <draw:line draw:style-name="gr4" draw:text-style-name="P1" draw:layer="layout" svg:x1="6.332cm" svg:y1="7.21cm" svg:x2="6.332cm" svg:y2="2.782cm">
          <text:p/>
        </draw:line>
        <draw:line draw:style-name="gr4" draw:text-style-name="P1" draw:layer="layout" svg:x1="6.332cm" svg:y1="2.782cm" svg:x2="3.321cm" svg:y2="2.782cm">
          <text:p/>
        </draw:line>
        <draw:line draw:style-name="gr5" draw:text-style-name="P1" draw:layer="layout" svg:x1="3.321cm" svg:y1="7.21cm" svg:x2="9.963cm" svg:y2="3.579cm">
          <text:p/>
        </draw:line>
        <draw:line draw:style-name="gr6" draw:text-style-name="P1" draw:layer="layout" svg:x1="3.321cm" svg:y1="1.495cm" svg:x2="8.655cm" svg:y2="7.21cm">
          <text:p/>
        </draw:line>
        <draw:frame draw:style-name="gr7" draw:text-style-name="P1" draw:layer="layout" svg:width="1.046cm" svg:height="0.42cm" svg:x="5.819cm" svg:y="7.337cm">
          <draw:image xlink:href="Pictures/2000002A000002EC0000012D12B7AE4B.svm" xlink:type="simple" xlink:show="embed" xlink:actuate="onLoad">
            <text:p/>
          </draw:image>
        </draw:frame>
        <draw:custom-shape draw:style-name="gr8" draw:text-style-name="P1" draw:layer="layout" svg:width="0.508cm" svg:height="0.508cm" svg:x="6.055cm" svg:y="4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6.369cm" svg:y1="4.67cm" svg:x2="3.321cm" svg:y2="4.67cm">
          <text:p/>
        </draw:line>
        <draw:frame draw:style-name="gr10" draw:text-style-name="P1" draw:layer="layout" svg:width="2.769cm" svg:height="0.526cm" svg:x="0.4cm" svg:y="2.384cm">
          <draw:image xlink:href="Pictures/20000072000007BB00000179F78E1EE2.svm" xlink:type="simple" xlink:show="embed" xlink:actuate="onLoad">
            <text:p/>
          </draw:image>
        </draw:frame>
        <draw:frame draw:style-name="gr11" draw:text-style-name="P1" draw:layer="layout" svg:width="3.175cm" svg:height="1.327cm" svg:x="0.111cm" svg:y="4.157cm">
          <draw:image xlink:href="Pictures/200000DA00000B94000004B74AECC4A5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8.25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ck Reilly</meta:initial-creator>
    <meta:creation-date>2013-05-22T07:05:46</meta:creation-date>
    <dc:date>2013-05-22T22:08:53</dc:date>
    <dc:creator>Jack Reilly</dc:creator>
    <meta:editing-duration>PT9M53S</meta:editing-duration>
    <meta:editing-cycles>12</meta:editing-cycles>
    <meta:generator>LibreOffice/3.6$MacOSX_x86 LibreOffice_project/2ef5aff-a6fb0ff-166bdff-cf087ad-0f1389</meta:generator>
    <meta:document-statistic meta:object-count="13"/>
  </office:meta>
</office:document-meta>
</file>